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0.837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truffl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/00/0000</text:date>, <text:time style:data-style-name="N2" text:time-value="16:53:33.297191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2:57:03.854952211</meta:creation-date>
    <dc:date>2022-11-12T16:53:41.815791472</dc:date>
    <meta:editing-duration>PT3H59S</meta:editing-duration>
    <meta:editing-cycles>8</meta:editing-cycles>
    <meta:generator>LibreOffice/6.4.7.2$Linux_X86_64 LibreOffice_project/40$Build-2</meta:generator>
    <meta:document-statistic meta:table-count="1" meta:cell-count="12" meta:object-count="0"/>
  </office:meta>
</office:document-meta>
</file>